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1000000F16CB7654E202A0B4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ula1" style:family="table">
      <style:table-properties style:width="15.921cm" fo:margin-left="0.018cm" fo:margin-top="0cm" fo:margin-bottom="0cm" table:align="left" style:writing-mode="lr-tb"/>
    </style:style>
    <style:style style:name="Taula1.A" style:family="table-column">
      <style:table-column-properties style:column-width="15.92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" fo:padding="0.176cm" fo:border="1pt solid #000000"/>
    </style:style>
    <style:style style:name="Taula2" style:family="table">
      <style:table-properties style:width="15.926cm" fo:margin-left="0.018cm" fo:margin-top="0cm" fo:margin-bottom="0cm" fo:break-before="auto" fo:break-after="auto" table:align="left" style:writing-mode="lr-tb"/>
    </style:style>
    <style:style style:name="Taula2.A" style:family="table-column">
      <style:table-column-properties style:column-width="15.926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ula3" style:family="table">
      <style:table-properties style:width="15.926cm" fo:margin-left="0.018cm" fo:margin-top="0cm" fo:margin-bottom="0cm" fo:break-before="auto" fo:break-after="auto" table:align="left" style:writing-mode="lr-tb"/>
    </style:style>
    <style:style style:name="Taula3.A" style:family="table-column">
      <style:table-column-properties style:column-width="15.926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ula4" style:family="table">
      <style:table-properties style:width="15.926cm" fo:margin-left="0.018cm" fo:margin-top="0cm" fo:margin-bottom="0cm" table:align="left" style:writing-mode="lr-tb"/>
    </style:style>
    <style:style style:name="Taula4.A" style:family="table-column">
      <style:table-column-properties style:column-width="15.926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ula5" style:family="table">
      <style:table-properties style:width="15.926cm" fo:margin-left="0.018cm" fo:margin-top="0cm" fo:margin-bottom="0cm" table:align="left" style:writing-mode="lr-tb"/>
    </style:style>
    <style:style style:name="Taula5.A" style:family="table-column">
      <style:table-column-properties style:column-width="15.926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ula7" style:family="table">
      <style:table-properties style:width="15.926cm" fo:margin-left="0.018cm" fo:margin-top="0cm" fo:margin-bottom="0cm" table:align="left" style:writing-mode="lr-tb"/>
    </style:style>
    <style:style style:name="Taula7.A" style:family="table-column">
      <style:table-column-properties style:column-width="15.926cm"/>
    </style:style>
    <style:style style:name="Taula7.1" style:family="table-row">
      <style:table-row-properties fo:keep-together="auto"/>
    </style:style>
    <style:style style:name="Taula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ula7.A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line-height="115%"/>
    </style:style>
    <style:style style:name="P2" style:family="paragraph" style:parent-style-name="normal">
      <style:paragraph-properties fo:line-height="115%" fo:orphans="0" fo:widows="0"/>
    </style:style>
    <style:style style:name="P3" style:family="paragraph" style:parent-style-name="normal">
      <style:paragraph-properties fo:text-align="justify" style:justify-single-word="false" fo:orphans="0" fo:widows="0"/>
    </style:style>
    <style:style style:name="P4" style:family="paragraph" style:parent-style-name="normal">
      <style:paragraph-properties fo:line-height="100%" fo:text-align="end" style:justify-single-word="false" fo:orphans="0" fo:widows="0"/>
    </style:style>
    <style:style style:name="P5" style:family="paragraph" style:parent-style-name="normal">
      <style:paragraph-properties fo:line-height="100%" fo:orphans="0" fo:widows="0"/>
    </style:style>
    <style:style style:name="P6" style:family="paragraph" style:parent-style-name="normal">
      <style:paragraph-properties fo:line-height="100%" fo:orphans="0" fo:widows="0"/>
      <style:text-properties officeooo:paragraph-rsid="0010d40d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9" style:family="paragraph" style:parent-style-name="normal">
      <style:paragraph-properties fo:line-height="115%"/>
      <style:text-properties fo:font-weight="bold" style:font-weight-asian="bold"/>
    </style:style>
    <style:style style:name="P10" style:family="paragraph" style:parent-style-name="normal">
      <style:paragraph-properties fo:break-before="page"/>
    </style:style>
    <style:style style:name="P11" style:family="paragraph" style:parent-style-name="normal">
      <style:paragraph-properties fo:orphans="0" fo:widows="0"/>
    </style:style>
    <style:style style:name="P12" style:family="paragraph" style:parent-style-name="normal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13" style:family="paragraph" style:parent-style-name="normal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P14" style:family="paragraph" style:parent-style-name="normal" style:master-page-name="Standard">
      <style:paragraph-properties fo:line-height="115%" style:page-number="1"/>
    </style:style>
    <style:style style:name="P15" style:family="paragraph" style:parent-style-name="normal" style:list-style-name="WWNum2">
      <style:paragraph-properties fo:margin-left="1.27cm" fo:margin-right="0cm" fo:line-height="115%" fo:orphans="0" fo:widows="0" fo:text-indent="-0.635cm" style:auto-text-indent="false"/>
    </style:style>
    <style:style style:name="P16" style:family="paragraph" style:parent-style-name="normal" style:list-style-name="WWNum3">
      <style:paragraph-properties fo:margin-left="1.27cm" fo:margin-right="0cm" fo:line-height="100%" fo:orphans="0" fo:widows="0" fo:text-indent="-0.635cm" style:auto-text-indent="false"/>
    </style:style>
    <style:style style:name="P17" style:family="paragraph" style:parent-style-name="normal">
      <style:paragraph-properties fo:line-height="100%" fo:orphans="0" fo:widows="0"/>
    </style:style>
    <style:style style:name="P18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19" style:family="paragraph" style:parent-style-name="normal">
      <style:paragraph-properties fo:line-height="115%" fo:orphans="0" fo:widows="0"/>
      <style:text-properties fo:font-weight="bold" style:font-weight-asian="bold"/>
    </style:style>
    <style:style style:name="P20" style:family="paragraph" style:parent-style-name="normal">
      <style:paragraph-properties fo:line-height="115%"/>
      <style:text-properties fo:font-weight="bold" style:font-weight-asian="bold"/>
    </style:style>
    <style:style style:name="P21" style:family="paragraph" style:parent-style-name="normal" style:list-style-name="WWNum1">
      <style:paragraph-properties fo:margin-left="1.27cm" fo:margin-right="0cm" fo:line-height="115%" fo:orphans="0" fo:widows="0" fo:text-indent="-0.635cm" style:auto-text-indent="false"/>
      <style:text-properties fo:color="#3c4043" loext:opacity="100%" fo:font-size="10.5pt" style:font-size-asian="10.5pt" style:font-size-complex="10.5pt"/>
    </style:style>
    <style:style style:name="P22" style:family="paragraph" style:parent-style-name="normal" style:list-style-name="WWNum5">
      <style:paragraph-properties fo:margin-left="1.27cm" fo:margin-right="0cm" fo:line-height="115%" fo:orphans="0" fo:widows="0" fo:text-indent="-0.635cm" style:auto-text-indent="false"/>
      <style:text-properties fo:color="#3c4043" loext:opacity="100%" fo:font-size="10.5pt" style:font-size-asian="10.5pt" style:font-size-complex="10.5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Roboto Mono" style:font-name-asian="Roboto Mono1" style:font-name-complex="Roboto Mono1"/>
    </style:style>
    <style:style style:name="P24" style:family="paragraph" style:parent-style-name="normal">
      <style:paragraph-properties fo:orphans="0" fo:widows="0"/>
      <style:text-properties fo:font-size="8pt" style:font-size-asian="8pt" style:font-size-complex="8pt"/>
    </style:style>
    <style:style style:name="P25" style:family="paragraph" style:parent-style-name="normal">
      <style:paragraph-properties fo:margin-left="1.27cm" fo:margin-right="0cm" fo:orphans="0" fo:widows="0" fo:text-indent="0cm" style:auto-text-indent="false"/>
      <style:text-properties fo:font-size="8pt" style:font-size-asian="8pt" style:font-size-complex="8pt"/>
    </style:style>
    <style:style style:name="P26" style:family="paragraph" style:parent-style-name="normal" style:list-style-name="WWNum4">
      <style:paragraph-properties fo:margin-left="1.27cm" fo:margin-right="0cm" fo:text-indent="-0.635cm" style:auto-text-indent="false"/>
    </style:style>
    <style:style style:name="P27" style:family="paragraph" style:parent-style-name="normal">
      <style:paragraph-properties fo:line-height="100%" fo:orphans="0" fo:widows="0"/>
      <style:text-properties officeooo:rsid="0012b71e" officeooo:paragraph-rsid="0012b71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T3" style:family="text">
      <style:text-properties fo:color="#0000ff" loext:opacity="100%" fo:font-weight="bold" style:font-weight-asian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weight="normal" officeooo:rsid="00104e77" style:font-weight-asian="normal" style:font-weight-complex="normal"/>
    </style:style>
    <style:style style:name="T7" style:family="text">
      <style:text-properties officeooo:rsid="00085d3b"/>
    </style:style>
    <style:style style:name="T8" style:family="text">
      <style:text-properties officeooo:rsid="00093fcd"/>
    </style:style>
    <style:style style:name="T9" style:family="text">
      <style:text-properties officeooo:rsid="00087977"/>
    </style:style>
    <style:style style:name="T10" style:family="text">
      <style:text-properties fo:font-size="12pt" officeooo:rsid="00087977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8">Objectius:</text:p>
            <text:p text:style-name="P5"/>
            <text:list xml:id="list1137474098" text:style-name="WWNum3">
              <text:list-item>
                <text:p text:style-name="P16">Aprendre a corregir codi XML i a fer servir validadors online</text:p>
              </text:list-item>
            </text:list>
          </table:table-cell>
        </table:table-row>
        <table:table-row table:style-name="Taula1.1">
          <table:table-cell table:style-name="Taula1.A1" office:value-type="string">
            <text:p text:style-name="P19">Instruccions:</text:p>
            <text:p text:style-name="P2"/>
            <text:list xml:id="list4259805713" text:style-name="WWNum1">
              <text:list-item>
                <text:p text:style-name="P21">Es tracta d’un treball en grups de dos, no s’admet cap tipus de còpia. </text:p>
              </text:list-item>
            </text:list>
            <text:list xml:id="list734263047" text:style-name="WWNum5">
              <text:list-item>
                <text:p text:style-name="P22">Responeu a l’espai de cada pregunta, si ho feu amb diapositives enganxeu la diapositiva en aquest mateix espai. </text:p>
              </text:list-item>
              <text:list-item>
                <text:p text:style-name="P22">Es valorarà la cura en la presentació del document i que segueixi l’estructura indicada.</text:p>
              </text:list-item>
            </text:list>
          </table:table-cell>
        </table:table-row>
        <table:table-row table:style-name="Taula1.1">
          <table:table-cell table:style-name="Taula1.A1" office:value-type="string">
            <text:p text:style-name="P19">Entrega:</text:p>
            <text:p text:style-name="P2"/>
            <text:list xml:id="list3446199542" text:style-name="WWNum2">
              <text:list-item>
                <text:p text:style-name="P15">Aquest arxiu emplenat en format PDF: <text:span text:style-name="T1">PR11-NomCognom.pdf</text:span></text:p>
              </text:list-item>
            </text:list>
            <text:p text:style-name="P2"/>
          </table:table-cell>
        </table:table-row>
      </table:table>
      <text:p text:style-name="P1"/>
      <text:p text:style-name="P1"><text:span text:style-name="T1">Noms i Cognoms: </text:span><text:span text:style-name="T6">William Molina</text:span></text:p>
      <text:p text:style-name="P1"/>
      <text:p text:style-name="P9">Materials:</text:p>
      <text:p text:style-name="P1"/>
      <text:p text:style-name="P1">Necessiteu <text:a xlink:type="simple" xlink:href="https://www.liquid-technologies.com/online-xml-validator" text:style-name="Standard" text:visited-style-name="Standard"><text:span text:style-name="T2">una eina online per validar codi XML</text:span></text:a> o bé <text:a xlink:type="simple" xlink:href="https://codebeautify.org/xmlvalidator" text:style-name="Standard" text:visited-style-name="Standard"><text:span text:style-name="T2">aquest</text:span></text:a></text:p>
      <text:p text:style-name="P1">Feu servir Google per buscar els tutorials que us serveixin millor</text:p>
      <text:p text:style-name="P1"/>
      <text:p text:style-name="P1"><text:span text:style-name="T1">Tasques,</text:span> a cada exercici feu l’explicació i captures que cregueu convenients</text:p>
      <text:p text:style-name="P9"/>
      <text:p text:style-name="normal"><text:span text:style-name="T3">- Exercici 0 - </text:span>Crea un arxiu de text anomenat “PR110.xml” i enganxa-hi el següent codi, aleshores corregeix el codi per tal que passi la validació XML</text:p>
      <text:p text:style-name="normal"/>
      <text:p text:style-name="P10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23">&lt;?xml version="1.1" encoding="ASA"?&gt;</text:p>
            <text:p text:style-name="P23">&lt;note&gt;</text:p>
            <text:p text:style-name="P23"><text:s text:c="4"/>&lt;to&gt;Andreu&lt;/to&gt;</text:p>
            <text:p text:style-name="P23"><text:s text:c="4"/>&lt;from&gt;Marc&lt;/from&gt;</text:p>
            <text:p text:style-name="P23"><text:s text:c="4"/>&lt;heading&gt;</text:p>
            <text:p text:style-name="P23"><text:s text:c="8"/>&lt;!-- capçalera de l'arxiu --!&gt;</text:p>
            <text:p text:style-name="P23"><text:s text:c="8"/>&lt;file&gt;pr00.xml&lt;/filo&gt;</text:p>
            <text:p text:style-name="P23"><text:s text:c="8"/>&lt;format&gt;xml&amp;xsl&lt;/format&gt;</text:p>
            <text:p text:style-name="P23"><text:s text:c="8"/>&lt;size&gt;123 megabites&lt;/size&gt;</text:p>
            <text:p text:style-name="P23"><text:s text:c="8"/>&lt;story <text:s/>streaming="yes"&gt;</text:p>
            <text:p text:style-name="P23"><text:s text:c="12"/>&lt;title&gt;Jane and the tree&lt;/title&gt;</text:p>
            <text:p text:style-name="P23"><text:s text:c="12"/>&lt;subtitle&gt;House of lions&lt;\subtitle&gt;</text:p>
            <text:p text:style-name="P23"><text:s text:c="12"/>&lt;plot&gt;About Jane trying to save "her centenary" tree&lt;/plot&gt;&lt;/title&gt;</text:p>
            <text:p text:style-name="P23"><text:s text:c="12"/>&gt;stars&gt;4&lt;\stars&gt;</text:p>
            <text:p text:style-name="P23"><text:s text:c="12"/>&lt;popularity max="100" min="0"&gt;80&lt;/popularity&gt;</text:p>
            <text:p text:style-name="P23"><text:s text:c="12"/>&lt;rating age="15"&gt;</text:p>
            <text:p text:style-name="P23"><text:s text:c="8"/>&lt;/plot&gt;</text:p>
            <text:p text:style-name="P23"><text:s text:c="4"/>&lt;/heading&gt;</text:p>
            <text:p text:style-name="P23"><text:s text:c="4"/>&lt;?sum five ¿&gt;</text:p>
            <text:p text:style-name="P23"><text:s text:c="4"/>&lt;body name=`movie`&gt;</text:p>
            <text:p text:style-name="P23"><text:s text:c="8"/>Lorem ipsum dolor sit amet, &lt;bold&gt;consectetur&lt;/b&gt; adipiscing elit, &lt;sub&gt;sed do eiusmod&lt;/sub&gt; tempor incididunt ut labore et dolore magna aliqua. Ut enim ad minim veniam, quis nostrud exercitation ullamco laboris nisi ut aliquip ex ea commodo consequat</text:p>
            <text:p text:style-name="P23"><text:s text:c="4"/>&lt;/body&gt;</text:p>
            <text:p text:style-name="P23"><text:s text:c="4"/>&lt;footer&gt;</text:p>
            <text:p text:style-name="P23"><text:s text:c="8"/>&lt;house&gt;Devian&lt;\house&gt;</text:p>
            <text:p text:style-name="P23"><text:s text:c="8"/>&lt;family&gt;Fedora&lt;/family&gt;</text:p>
            <text:p text:style-name="P23"><text:s text:c="8"/>&lt;friends list=[John,Andrea,David,Mary]&gt;</text:p>
            <text:p text:style-name="P23"><text:s text:c="4"/>&lt;/foter&gt;</text:p>
            <text:p text:style-name="P23">&lt;/note&gt;</text:p>
            <text:p text:style-name="P23">&lt;comment value="comentari del codi" /&gt;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osa en el següent quadre el codi anterior corregit i funcional:</text:p>
      <text:p text:style-name="normal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7">&lt;?xml version="1.1" encoding="ASA"?&gt;</text:p>
            <text:p text:style-name="P8">&lt;note&gt;</text:p>
            <text:p text:style-name="P8"><text:s text:c="4"/>&lt;to&gt;Andreu&lt;/to&gt;</text:p>
            <text:p text:style-name="P8"><text:soft-page-break/><text:s text:c="4"/>&lt;from&gt;Marc&lt;/from&gt;</text:p>
            <text:p text:style-name="P8"><text:s text:c="4"/>&lt;heading&gt;</text:p>
            <text:p text:style-name="P8"><text:s text:c="8"/>&lt;!-- capçalera de l'arxiu --&gt;</text:p>
            <text:p text:style-name="P8"><text:s text:c="8"/>&lt;file&gt;pr00.xml&lt;/file&gt;</text:p>
            <text:p text:style-name="P8"><text:s text:c="8"/>&lt;format&gt;xml&amp;amp;xsl&lt;/format&gt;</text:p>
            <text:p text:style-name="P8"><text:s text:c="8"/>&lt;size&gt;123 megabites&lt;/size&gt;</text:p>
            <text:p text:style-name="P8"><text:s text:c="8"/>&lt;story <text:s/>streaming="yes"&gt;</text:p>
            <text:p text:style-name="P8"><text:s text:c="12"/>&lt;title&gt;Jane and the tree&lt;/title&gt;</text:p>
            <text:p text:style-name="P8"><text:s text:c="12"/>&lt;subtitle&gt;House of lions&lt;/subtitle&gt;</text:p>
            <text:p text:style-name="P8"><text:s text:c="7"/>&lt;title&gt;&lt;plot&gt;About Jane trying to save "her centenary" tree&lt;/plot&gt;&lt;/title&gt;</text:p>
            <text:p text:style-name="P8"><text:s text:c="12"/>&lt;stars&gt;4&lt;/stars&gt;</text:p>
            <text:p text:style-name="P8"><text:s text:c="12"/>&lt;popularity&gt; max="100" min="0"&gt;80&lt;/popularity&gt;</text:p>
            <text:p text:style-name="P8"><text:s text:c="12"/>&lt;rating&gt;age="15"&lt;/rating&gt; </text:p>
            <text:p text:style-name="P8"><text:s text:c="8"/>&lt;/story&gt;</text:p>
            <text:p text:style-name="P8"><text:s text:c="4"/>&lt;/heading&gt;</text:p>
            <text:p text:style-name="P8"><text:s text:c="4"/>&lt;?sum five ?&gt;</text:p>
            <text:p text:style-name="P8"><text:s text:c="4"/>&lt;body&gt; name=&amp;apos; movie&amp;apos;&gt;</text:p>
            <text:p text:style-name="P8"><text:s text:c="9"/>Lorem ipsum dolor sit amet, &lt;bold&gt;consectetur&lt;/bold&gt; adipiscing elit, &lt;sub&gt;sed do <text:s text:c="9"/>eiusmod&lt;/sub&gt; tempor incididunt ut labore et dolore magna aliqua. Ut enim ad minim <text:tab/>veniam, quis nostrud exercitation ullamco laboris nisi ut aliquip ex ea commodo consequat</text:p>
            <text:p text:style-name="P8"><text:s text:c="4"/>&lt;/body&gt;</text:p>
            <text:p text:style-name="P8"><text:s text:c="4"/>&lt;footer&gt;</text:p>
            <text:p text:style-name="P8"><text:s text:c="8"/>&lt;house&gt;Devian&lt;/house&gt;</text:p>
            <text:p text:style-name="P8"><text:s text:c="8"/>&lt;family&gt;Fedora&lt;/family&gt;</text:p>
            <text:p text:style-name="P8"><text:s text:c="8"/>&lt;friends&gt; list = John,Andrea,David,Mary &lt;/friends&gt;</text:p>
            <text:p text:style-name="P8"><text:s text:c="4"/>&lt;/footer&gt;</text:p>
            <text:p text:style-name="P8"><text:s text:c="4"/></text:p>
            <text:p text:style-name="P8">&lt;/note&gt; </text:p>
            <text:p text:style-name="P8"><text:s text:c="4"/></text:p>
            <text:p text:style-name="P8"/>
            <text:p text:style-name="P8">&lt;comment value="comentari del codi" /&gt;</text:p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normal"/>
      <text:p text:style-name="P10"><text:span text:style-name="T3">- Exercici 1 - </text:span>Crea un arxiu de text anomenat “PR111.xml” que segueixi l’estructura del següent arbre en format XML i que estigui validat (tenint en compte que els elements subratllats són atributs). Fes també que estigui correctament identat:</text:p>
      <text:p text:style-name="normal"/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4">root</text:p>
            <text:p text:style-name="P11"><text:span text:style-name="T4"><text:tab/></text:span><text:span text:style-name="T5">type: database</text:span></text:p>
            <text:p text:style-name="P24"><text:tab/>students</text:p>
            <text:p text:style-name="P11"><text:span text:style-name="T4"><text:tab/><text:tab/></text:span><text:span text:style-name="T5">type: table</text:span></text:p>
            <text:p text:style-name="P24"><text:tab/><text:tab/>student</text:p>
            <text:p text:style-name="P11"><text:span text:style-name="T4"><text:tab/><text:tab/><text:tab/></text:span><text:span text:style-name="T5">type: row</text:span></text:p>
            <text:p text:style-name="P25"><text:tab/><text:tab/>name: Maria</text:p>
            <text:p text:style-name="P25"><text:tab/><text:tab/>surname: Longstorm</text:p>
            <text:p text:style-name="P25"><text:tab/><text:tab/>age: 18</text:p>
            <text:p text:style-name="P25"><text:tab/><text:tab/>course: 1B</text:p>
            <text:p text:style-name="P24"><text:tab/><text:tab/>student</text:p>
            <text:p text:style-name="P11"><text:span text:style-name="T4"><text:tab/><text:tab/><text:tab/></text:span><text:span text:style-name="T5">type: row</text:span></text:p>
            <text:p text:style-name="P25"><text:tab/><text:tab/>name: John</text:p>
            <text:p text:style-name="P25"><text:tab/><text:tab/>surname: Bluefield</text:p>
            <text:p text:style-name="P25"><text:tab/><text:tab/>age: 17</text:p>
            <text:p text:style-name="P25"><text:tab/><text:tab/>course: 1B</text:p>
            <text:p text:style-name="P24"><text:tab/><text:tab/>student</text:p>
            <text:p text:style-name="P11"><text:span text:style-name="T4"><text:tab/><text:tab/><text:tab/></text:span><text:span text:style-name="T5">type: row</text:span></text:p>
            <text:p text:style-name="P25"><text:tab/><text:tab/>name: Kelly</text:p>
            <text:p text:style-name="P25"><text:tab/><text:tab/>surname: Weirdname</text:p>
            <text:p text:style-name="P25"><text:tab/><text:tab/>age: 19</text:p>
            <text:p text:style-name="P25"><text:tab/><text:tab/>course: 1A</text:p>
            <text:p text:style-name="P24"><text:tab/><text:tab/>student</text:p>
            <text:p text:style-name="P11"><text:span text:style-name="T4"><text:tab/><text:tab/><text:tab/></text:span><text:span text:style-name="T5">type: row</text:span></text:p>
            <text:p text:style-name="P25"><text:tab/><text:tab/>name: John</text:p>
            <text:p text:style-name="P25"><text:tab/><text:tab/>surname: Bluefield</text:p>
            <text:p text:style-name="P25"><text:tab/><text:tab/>age: 17</text:p>
            <text:p text:style-name="P25"><text:tab/><text:tab/>course: 1A</text:p>
            <text:p text:style-name="P24"><text:tab/><text:tab/>student</text:p>
            <text:p text:style-name="P11"><text:span text:style-name="T4"><text:tab/><text:tab/><text:tab/></text:span><text:span text:style-name="T5">type: row</text:span></text:p>
            <text:p text:style-name="P25"><text:tab/><text:tab/>name: Noname</text:p>
            <text:p text:style-name="P25"><text:tab/><text:tab/>surname: Lovesoul</text:p>
            <text:p text:style-name="P25"><text:tab/><text:tab/>age: 18</text:p>
            <text:p text:style-name="P25"><text:tab/><text:tab/>course: 1C</text:p>
            <text:p text:style-name="P24"><text:tab/>teachers</text:p>
            <text:p text:style-name="P11"><text:span text:style-name="T4"><text:tab/><text:tab/></text:span><text:span text:style-name="T5">type: table</text:span></text:p>
            <text:p text:style-name="P24"><text:tab/><text:tab/>teacher</text:p>
            <text:p text:style-name="P11"><text:span text:style-name="T4"><text:tab/><text:tab/><text:tab/></text:span><text:span text:style-name="T5">type: row</text:span></text:p>
            <text:p text:style-name="P11"><text:span text:style-name="T4"><text:tab/><text:tab/><text:tab/></text:span><text:span text:style-name="T5">tutor: yes</text:span></text:p>
            <text:p text:style-name="P25"><text:tab/><text:tab/>name: Emmie</text:p>
            <text:p text:style-name="P25"><text:tab/><text:tab/>surname: Fastbelt</text:p>
            <text:p text:style-name="P25"><text:tab/><text:tab/>age: 35</text:p>
            <text:p text:style-name="P25"><text:tab/><text:tab/>group: 1A</text:p>
            <text:p text:style-name="P24"><text:tab/><text:tab/>teacher</text:p>
            <text:p text:style-name="P11"><text:span text:style-name="T4"><text:tab/><text:tab/><text:tab/></text:span><text:span text:style-name="T5">type: row</text:span></text:p>
            <text:p text:style-name="P11"><text:span text:style-name="T4"><text:tab/><text:tab/><text:tab/></text:span><text:span text:style-name="T5">tutor: yes</text:span></text:p>
            <text:p text:style-name="P25"><text:tab/><text:tab/>name: Ernald</text:p>
            <text:p text:style-name="P25"><text:tab/><text:tab/>surname: Softson</text:p>
            <text:p text:style-name="P25"><text:tab/><text:tab/>age: 23</text:p>
            <text:p text:style-name="P25"><text:tab/><text:tab/>group: 1B</text:p>
            <text:p text:style-name="P24"><text:tab/><text:tab/>teacher</text:p>
            <text:p text:style-name="P11"><text:span text:style-name="T4"><text:tab/><text:tab/><text:tab/></text:span><text:span text:style-name="T5">type: row</text:span></text:p>
            <text:p text:style-name="P11"><text:span text:style-name="T4"><text:tab/><text:tab/><text:tab/></text:span><text:span text:style-name="T5">tutor: no</text:span></text:p>
            <text:p text:style-name="P25"><text:tab/><text:tab/>name: Kelly</text:p>
            <text:p text:style-name="P25"><text:tab/><text:tab/>surname: Weirdname</text:p>
            <text:p text:style-name="P25"><text:tab/><text:tab/>age: 19</text:p>
            <text:p text:style-name="P25"><text:soft-page-break/><text:tab/><text:tab/>group: 1C</text:p>
            <text:p text:style-name="P24"><text:tab/>rooms</text:p>
            <text:p text:style-name="P11"><text:span text:style-name="T4"><text:tab/><text:tab/></text:span><text:span text:style-name="T5">type: table</text:span></text:p>
            <text:p text:style-name="P24"><text:tab/><text:tab/>room</text:p>
            <text:p text:style-name="P11"><text:span text:style-name="T4"><text:tab/><text:tab/><text:tab/></text:span><text:span text:style-name="T5">type: subtable</text:span></text:p>
            <text:p text:style-name="P24"><text:tab/><text:tab/><text:tab/>name: 1A</text:p>
            <text:p text:style-name="P24"><text:tab/><text:tab/><text:tab/>capacity: 25</text:p>
            <text:p text:style-name="P24"><text:tab/><text:tab/>room</text:p>
            <text:p text:style-name="P11"><text:span text:style-name="T4"><text:tab/><text:tab/><text:tab/></text:span><text:span text:style-name="T5">type: subtable</text:span></text:p>
            <text:p text:style-name="P24"><text:tab/><text:tab/><text:tab/>name: 1B</text:p>
            <text:p text:style-name="P24"><text:tab/><text:tab/><text:tab/>capacity: 25</text:p>
            <text:p text:style-name="P24"><text:tab/><text:tab/>room</text:p>
            <text:p text:style-name="P11"><text:span text:style-name="T4"><text:tab/><text:tab/><text:tab/></text:span><text:span text:style-name="T5">type: subtable</text:span></text:p>
            <text:p text:style-name="P24"><text:tab/><text:tab/><text:tab/>name: 1C</text:p>
            <text:p text:style-name="P24"><text:tab/><text:tab/><text:tab/>capacity: 30</text:p>
            <text:p text:style-name="P24"><text:tab/><text:tab/>room</text:p>
            <text:p text:style-name="P11"><text:span text:style-name="T4"><text:tab/><text:tab/><text:tab/></text:span><text:span text:style-name="T5">type: subtable</text:span></text:p>
            <text:p text:style-name="P24"><text:tab/><text:tab/><text:tab/>name: Auditorium</text:p>
            <text:p text:style-name="P24"><text:tab/><text:tab/><text:tab/>capacity: 80</text:p>
            <text:p text:style-name="P24"><text:tab/><text:tab/>room</text:p>
            <text:p text:style-name="P11"><text:span text:style-name="T4"><text:tab/><text:tab/><text:tab/></text:span><text:span text:style-name="T5">type: subtable</text:span></text:p>
            <text:p text:style-name="P24"><text:tab/><text:tab/><text:tab/>name: Hall</text:p>
            <text:p text:style-name="P24"><text:tab/><text:tab/><text:tab/>capacity: 40</text:p>
            <text:p text:style-name="P24"><text:tab/><text:tab/>room</text:p>
            <text:p text:style-name="P11"><text:span text:style-name="T4"><text:tab/><text:tab/><text:tab/></text:span><text:span text:style-name="T5">type: subtable</text:span></text:p>
            <text:p text:style-name="P24"><text:tab/><text:tab/><text:tab/>name: library</text:p>
            <text:p text:style-name="P24"><text:tab/><text:tab/><text:tab/>capacity: 75</text:p>
            <text:p text:style-name="P24"><text:tab/><text:tab/>room</text:p>
            <text:p text:style-name="P11"><text:span text:style-name="T4"><text:tab/><text:tab/><text:tab/></text:span><text:span text:style-name="T5">type: subtable</text:span></text:p>
            <text:p text:style-name="P24"><text:tab/><text:tab/><text:tab/>name: Gym</text:p>
            <text:p text:style-name="P24"><text:tab/><text:tab/><text:tab/>capacity: 60</text:p>
          </table:table-cell>
        </table:table-row>
      </table:table>
      <text:p text:style-name="normal"/>
      <text:p text:style-name="normal">Posa en el següent quadre el codi resultant de l’esquema anterior corregit i funcional, no t’oblidis de la descripció &lt;? xml ?&gt;:</text:p>
      <text:p text:style-name="normal"/>
      <table:table table:name="Taula5" table:style-name="Taula5">
        <table:table-column table:style-name="Taula5.A"/>
        <table:table-row table:style-name="Taula5.1">
          <table:table-cell table:style-name="Taula5.A1" office:value-type="string">
            <text:p text:style-name="P6">&lt;?xml version=”1.1” encoding=”UTF-8” ?&gt;</text:p>
            <text:p text:style-name="P6">&lt;root type=”database”&gt;</text:p>
            <text:p text:style-name="P6"><text:s text:c="4"/>&lt;students type=”table”&gt;</text:p>
            <text:p text:style-name="P6"><text:s text:c="8"/>&lt;student type=”row”&gt;</text:p>
            <text:p text:style-name="P6"><text:s text:c="11"/>&lt;name&gt;Maria&lt;/name&gt;</text:p>
            <text:p text:style-name="P6"><text:s text:c="11"/>&lt;<text:span text:style-name="T7">surname&gt; Longstrom&lt;/surname&gt;</text:span></text:p>
            <text:p text:style-name="P6"><text:tab/>&lt;<text:span text:style-name="T7">age&gt;18&lt;/age&gt;</text:span></text:p>
            <text:p text:style-name="P6"><text:tab/>&lt;<text:span text:style-name="T7">course&gt;1B&lt;/course&gt;</text:span></text:p>
            <text:p text:style-name="P6"><text:s text:c="8"/>&lt;/student&gt;</text:p>
            <text:p text:style-name="P6"><text:s text:c="5"/>&lt;student type=”row”&gt;</text:p>
            <text:p text:style-name="P6"><text:s text:c="11"/>&lt;name&gt;<text:span text:style-name="T7">Jhon</text:span>&lt;/name&gt;</text:p>
            <text:p text:style-name="P6"><text:s text:c="11"/>&lt;<text:span text:style-name="T7">surname&gt; Bluefield&lt;/surname&gt;</text:span></text:p>
            <text:p text:style-name="P6"><text:tab/>&lt;<text:span text:style-name="T7">age&gt;17&lt;/age&gt;</text:span></text:p>
            <text:p text:style-name="P6"><text:tab/>&lt;<text:span text:style-name="T7">course&gt;1B&lt;/course&gt;</text:span></text:p>
            <text:p text:style-name="P6"><text:s text:c="5"/>&lt;/student&gt;</text:p>
            <text:p text:style-name="P6"><text:s text:c="4"/>&lt;student type=”row”&gt;</text:p>
            <text:p text:style-name="P6"><text:s text:c="11"/>&lt;name&gt;<text:span text:style-name="T7">Kelly</text:span>&lt;/name&gt;</text:p>
            <text:p text:style-name="P6"><text:s text:c="11"/>&lt;<text:span text:style-name="T7">surname&gt; Weirdname&lt;/surname&gt;</text:span></text:p>
            <text:p text:style-name="P6"><text:tab/>&lt;<text:span text:style-name="T7">age&gt;19&lt;/age&gt;</text:span></text:p>
            <text:p text:style-name="P6"><text:tab/>&lt;<text:span text:style-name="T7">course&gt;1A&lt;/course&gt;</text:span></text:p>
            <text:p text:style-name="P6"><text:soft-page-break/><text:s text:c="3"/>&lt;/student&gt;</text:p>
            <text:p text:style-name="P6"><text:s text:c="4"/>&lt;st<text:span text:style-name="T8">u</text:span>dent type=”row”&gt;</text:p>
            <text:p text:style-name="P6"><text:s text:c="11"/>&lt;name&gt;<text:span text:style-name="T7">Jhon</text:span>&lt;/name&gt;</text:p>
            <text:p text:style-name="P6"><text:s text:c="11"/>&lt;<text:span text:style-name="T7">surname&gt; Bluefield&lt;/surname&gt;</text:span></text:p>
            <text:p text:style-name="P6"><text:tab/>&lt;<text:span text:style-name="T7">age&gt;17&lt;/age&gt;</text:span></text:p>
            <text:p text:style-name="P6"><text:tab/>&lt;<text:span text:style-name="T7">course&gt;1A&lt;/course&gt;</text:span></text:p>
            <text:p text:style-name="P6"><text:s text:c="4"/>&lt;/student&gt;</text:p>
            <text:p text:style-name="P6"><text:s text:c="4"/>&lt;student type=”row”&gt;</text:p>
            <text:p text:style-name="P6"><text:s text:c="11"/>&lt;name&gt;<text:span text:style-name="T7">Noname</text:span>&lt;/name&gt;</text:p>
            <text:p text:style-name="P6"><text:s text:c="11"/>&lt;<text:span text:style-name="T7">surname&gt; Lovesoul&lt;/surname&gt;</text:span></text:p>
            <text:p text:style-name="P6"><text:tab/>&lt;<text:span text:style-name="T7">age&gt;18&lt;/age&gt;</text:span></text:p>
            <text:p text:style-name="P6"><text:tab/>&lt;<text:span text:style-name="T7">course&gt;1C&lt;/course&gt;</text:span></text:p>
            <text:p text:style-name="P6"><text:s text:c="4"/>&lt;/student&gt;</text:p>
            <text:p text:style-name="P6"><text:s text:c="4"/>&lt;/students&gt;</text:p>
            <text:p text:style-name="P6"><text:s/>&lt;<text:span text:style-name="T9">teachers</text:span> type=”table”&gt;</text:p>
            <text:p text:style-name="P6"><text:s text:c="2"/>&lt;<text:span text:style-name="T9">teacher type=”row”</text:span>&gt;</text:p>
            <text:p text:style-name="P6"><text:tab/>&lt;<text:span text:style-name="T9">tutor&gt;y</text:span><text:span text:style-name="T10">es</text:span><text:span text:style-name="T9">&lt;/tutor&gt;</text:span></text:p>
            <text:p text:style-name="P6"><text:tab/>&lt;<text:span text:style-name="T9">name&gt;Emmie&lt;/name&gt;</text:span></text:p>
            <text:p text:style-name="P6"><text:tab/>&lt;<text:span text:style-name="T9">surname&gt;Fastbelt&lt;/surname&gt;</text:span></text:p>
            <text:p text:style-name="P6"><text:tab/>&lt;<text:span text:style-name="T9">age&gt;35&lt;/age&gt;</text:span></text:p>
            <text:p text:style-name="P6"><text:tab/>&lt;<text:span text:style-name="T9">group&gt;1A&lt;/group&gt;</text:span></text:p>
            <text:p text:style-name="P6"><text:s text:c="2"/>&lt;/<text:span text:style-name="T9">teacher&gt;</text:span></text:p>
            <text:p text:style-name="P6"><text:s text:c="2"/>&lt;<text:span text:style-name="T9">teacher type=”row”</text:span>&gt;</text:p>
            <text:p text:style-name="P6"><text:tab/>&lt;<text:span text:style-name="T9">tutor&gt;yes&lt;/tutor&gt;</text:span></text:p>
            <text:p text:style-name="P6"><text:tab/>&lt;<text:span text:style-name="T9">name&gt;Ernald&lt;/name&gt;</text:span></text:p>
            <text:p text:style-name="P6"><text:tab/>&lt;<text:span text:style-name="T9">surname&gt;Softson&lt;/surname&gt;</text:span></text:p>
            <text:p text:style-name="P6"><text:tab/>&lt;<text:span text:style-name="T9">age&gt;23&lt;/age&gt;</text:span></text:p>
            <text:p text:style-name="P6"><text:tab/>&lt;<text:span text:style-name="T9">group&gt;1B&lt;/group&gt;</text:span></text:p>
            <text:p text:style-name="P6"><text:s text:c="2"/>&lt;/<text:span text:style-name="T9">teacher&gt;</text:span></text:p>
            <text:p text:style-name="P6"><text:s text:c="2"/>&lt;<text:span text:style-name="T9">teacher type=”row”</text:span>&gt;</text:p>
            <text:p text:style-name="P6"><text:tab/>&lt;<text:span text:style-name="T9">tutor&gt;no&lt;/tutor&gt;</text:span></text:p>
            <text:p text:style-name="P6"><text:tab/>&lt;<text:span text:style-name="T9">name&gt;Kelly&lt;/name&gt;</text:span></text:p>
            <text:p text:style-name="P6"><text:tab/>&lt;<text:span text:style-name="T9">surname&gt;Weirdname&lt;/surname&gt;</text:span></text:p>
            <text:p text:style-name="P6"><text:tab/>&lt;<text:span text:style-name="T9">age&gt;19&lt;/age&gt;</text:span></text:p>
            <text:p text:style-name="P6"><text:tab/>&lt;<text:span text:style-name="T9">group&gt;1C&lt;/group&gt;</text:span></text:p>
            <text:p text:style-name="P6"><text:s text:c="2"/>&lt;/<text:span text:style-name="T9">teacher&gt;</text:span></text:p>
            <text:p text:style-name="P6"><text:s/>&lt;/<text:span text:style-name="T9">teachers&gt;</text:span></text:p>
            <text:p text:style-name="P6"><text:s/>&lt;<text:span text:style-name="T8">rooms</text:span> type=”table”&gt;</text:p>
            <text:p text:style-name="P6"><text:s text:c="2"/>&lt;<text:span text:style-name="T8">room</text:span><text:span text:style-name="T9"> type=”</text:span><text:span text:style-name="T8">subtable</text:span><text:span text:style-name="T9">”</text:span>&gt;</text:p>
            <text:p text:style-name="P6"><text:tab/>&lt;<text:span text:style-name="T8">name&gt;1A&lt;/name&gt;</text:span></text:p>
            <text:p text:style-name="P6"><text:tab/>&lt;<text:span text:style-name="T8">capacity&gt;25&lt;/capacity&gt;</text:span></text:p>
            <text:p text:style-name="P6"><text:s text:c="2"/>&lt;/<text:span text:style-name="T8">room&gt;</text:span></text:p>
            <text:p text:style-name="P6"><text:s text:c="2"/>&lt;<text:span text:style-name="T8">room</text:span><text:span text:style-name="T9"> type=”</text:span><text:span text:style-name="T8">subtable</text:span><text:span text:style-name="T9">”</text:span>&gt;</text:p>
            <text:p text:style-name="P6"><text:tab/>&lt;<text:span text:style-name="T8">name&gt;1B&lt;/name&gt;</text:span></text:p>
            <text:p text:style-name="P6"><text:tab/>&lt;<text:span text:style-name="T8">capacity&gt;25&lt;/capacity&gt;</text:span></text:p>
            <text:p text:style-name="P6"><text:s text:c="2"/>&lt;/<text:span text:style-name="T8">room&gt;</text:span></text:p>
            <text:p text:style-name="P6"><text:s text:c="2"/>&lt;<text:span text:style-name="T8">room</text:span><text:span text:style-name="T9"> type=”</text:span><text:span text:style-name="T8">subtable</text:span><text:span text:style-name="T9">”</text:span>&gt;</text:p>
            <text:p text:style-name="P6"><text:tab/>&lt;<text:span text:style-name="T8">name&gt;1C&lt;/name&gt;</text:span></text:p>
            <text:p text:style-name="P6"><text:tab/>&lt;<text:span text:style-name="T8">capacity&gt;30&lt;/capacity&gt;</text:span></text:p>
            <text:p text:style-name="P6"><text:s text:c="2"/>&lt;/<text:span text:style-name="T8">room&gt;</text:span></text:p>
            <text:p text:style-name="P6"><text:s text:c="2"/>&lt;<text:span text:style-name="T8">room</text:span><text:span text:style-name="T9"> type=”</text:span><text:span text:style-name="T8">subtable</text:span><text:span text:style-name="T9">”</text:span>&gt;</text:p>
            <text:p text:style-name="P6"><text:soft-page-break/><text:tab/>&lt;<text:span text:style-name="T8">name&gt;auditorium&lt;/name&gt;</text:span></text:p>
            <text:p text:style-name="P6"><text:tab/>&lt;<text:span text:style-name="T8">capacity&gt;80&lt;/capacity&gt;</text:span></text:p>
            <text:p text:style-name="P6"><text:s text:c="2"/>&lt;/<text:span text:style-name="T8">room&gt;</text:span></text:p>
            <text:p text:style-name="P6"><text:s text:c="2"/>&lt;<text:span text:style-name="T8">room</text:span><text:span text:style-name="T9"> type=”</text:span><text:span text:style-name="T8">subtable</text:span><text:span text:style-name="T9">”</text:span>&gt;</text:p>
            <text:p text:style-name="P6"><text:tab/>&lt;<text:span text:style-name="T8">name&gt;hall&lt;/name&gt;</text:span></text:p>
            <text:p text:style-name="P6"><text:tab/>&lt;<text:span text:style-name="T8">capacity&gt;40&lt;/capacity&gt;</text:span></text:p>
            <text:p text:style-name="P6"><text:s text:c="2"/>&lt;/<text:span text:style-name="T8">room&gt;</text:span></text:p>
            <text:p text:style-name="P6"><text:s text:c="2"/>&lt;<text:span text:style-name="T8">room</text:span><text:span text:style-name="T9"> type=”</text:span><text:span text:style-name="T8">subtable</text:span><text:span text:style-name="T9">”</text:span>&gt;</text:p>
            <text:p text:style-name="P6"><text:tab/>&lt;<text:span text:style-name="T8">name&gt;library&lt;/name&gt;</text:span></text:p>
            <text:p text:style-name="P6"><text:tab/>&lt;<text:span text:style-name="T8">capacity&gt;75&lt;/capacity&gt;</text:span></text:p>
            <text:p text:style-name="P6"><text:s text:c="2"/>&lt;/<text:span text:style-name="T8">room&gt;</text:span></text:p>
            <text:p text:style-name="P6"><text:s text:c="2"/>&lt;<text:span text:style-name="T8">room</text:span><text:span text:style-name="T9"> type=”</text:span><text:span text:style-name="T8">subtable</text:span><text:span text:style-name="T9">”</text:span>&gt;</text:p>
            <text:p text:style-name="P6"><text:tab/>&lt;<text:span text:style-name="T8">name&gt;Gym&lt;/name&gt;</text:span></text:p>
            <text:p text:style-name="P6"><text:tab/>&lt;<text:span text:style-name="T8">capacity&gt;60&lt;/capacity&gt;</text:span></text:p>
            <text:p text:style-name="P6"><text:s text:c="2"/>&lt;/<text:span text:style-name="T8">room&gt;</text:span></text:p>
            <text:p text:style-name="P6"><text:s/>&lt;/<text:span text:style-name="T8">rooms</text:span>&gt;</text:p>
            <text:p text:style-name="P6">&lt;/root&gt;</text:p>
            <text:p text:style-name="P5"/>
            <text:p text:style-name="P5"/>
            <text:p text:style-name="P5"/>
          </table:table-cell>
        </table:table-row>
      </table:table>
      <text:p text:style-name="normal"/>
      <text:p text:style-name="normal"/>
      <text:p text:style-name="normal"/>
      <text:p text:style-name="P10"><text:span text:style-name="T3">- Exercici 2 - </text:span>Crea un arxiu de text anomenat “PR112.xml” que pugui guardar la informació escrita a continuació (inventa’t la informació). Fes servir els elements i atributs que creguis necessaris:</text:p>
      <text:p text:style-name="normal"/>
      <text:list xml:id="list3820618033" text:style-name="WWNum4">
        <text:list-item>
          <text:p text:style-name="P26">Una base de dades d’un gimnàs</text:p>
        </text:list-item>
        <text:list-item>
          <text:p text:style-name="P26">Ha de tenir informació de 5 usuaris (id_usuari, DNI, nom, cognoms, telèfon, email, direcció, codi postal, id_abonament)</text:p>
        </text:list-item>
        <text:list-item>
          <text:p text:style-name="P26">Ha de tenir la informació de 5 proveïdors (id_proveïdor, NIF, nom, telèfon, email, direcció, ids_productes, persona_contacte)</text:p>
        </text:list-item>
        <text:list-item>
          <text:p text:style-name="P26">Ha de tenir 10 productes (id_producte, nom, fungible, quantitat_actual)</text:p>
        </text:list-item>
        <text:list-item>
          <text:p text:style-name="P26">Ha de tenir 5 tipus d’abonaments (id_abonament, id_horari, descripció)</text:p>
        </text:list-item>
        <text:list-item>
          <text:p text:style-name="P26">Ha de tenir 5 tipus d’horaris (id_horari, dies_valids, hores_valides)</text:p>
        </text:list-item>
      </text:list>
      <text:p text:style-name="normal"/>
      <text:p text:style-name="normal">Posa en el següent quadre el codi resultant de a informació anterior corregit i funcional, no t’oblidis de la descripció &lt;? xml ?&gt;:</text:p>
      <text:p text:style-name="normal"/>
      <table:table table:name="Taula7" table:style-name="Taula7">
        <table:table-column table:style-name="Taula7.A"/>
        <table:table-row table:style-name="Taula7.1">
          <table:table-cell table:style-name="Taula7.A1" office:value-type="string">
            <text:p text:style-name="P5">&lt;?xml version=”1.1” encoding=”UTF-8” ?&gt;</text:p>
            <text:p text:style-name="P5"><text:s/>&lt;root type="database"&gt;</text:p>
            <text:p text:style-name="P5"><text:s text:c="4"/>&lt;usuaris type="table"&gt;</text:p>
            <text:p text:style-name="P5"><text:s text:c="3"/>&lt;usuari type="row"&gt;</text:p>
            <text:p text:style-name="P5"><text:s text:c="11"/>&lt;id_usuari&gt;amc1&lt;/id_usuari&gt;</text:p>
            <text:p text:style-name="P5"><text:s text:c="11"/>&lt;DNI&gt; 1235678A&lt;/DNI&gt;</text:p>
            <text:p text:style-name="P5"><text:tab/>&lt;nom&gt;Antonio&lt;/nom&gt;</text:p>
            <text:p text:style-name="P5"><text:tab/>&lt;cognoms&gt;Morales Castro&lt;/cognoms&gt;</text:p>
            <text:p text:style-name="P5"><text:tab/>&lt;telèfon&gt;633000111&lt;/telèfon&gt;</text:p>
            <text:p text:style-name="P5"><text:tab/>&lt;email&gt;antoniomc@hotmail.com&lt;/email&gt;</text:p>
            <text:p text:style-name="P5"><text:tab/>&lt;direcció&gt;calle melón, num 3&lt;/direcció&gt;</text:p>
            <text:p text:style-name="P5"><text:tab/>&lt;codi_postal&gt;98765&lt;/codi_postal&gt;</text:p>
            <text:p text:style-name="P5"><text:tab/>&lt;id_abonament&gt;h3&lt;/id_abonament&gt;</text:p>
            <text:p text:style-name="P5"><text:s text:c="3"/>&lt;/usuari&gt;</text:p>
            <text:p text:style-name="P5"/>
            <text:p text:style-name="P5"><text:s text:c="3"/>&lt;usuari type="row"&gt;</text:p>
            <text:p text:style-name="P5"><text:s text:c="11"/>&lt;id_usuari&gt;mro&lt;/id_usuari&gt;</text:p>
            <text:p text:style-name="P5"><text:s text:c="11"/>&lt;DNI&gt; 47189801B&lt;/DNI&gt;</text:p>
            <text:p text:style-name="P5"><text:tab/> <text:s text:c="3"/>&lt;nom&gt;Mariano&lt;/nom&gt;</text:p>
            <text:p text:style-name="P5"><text:tab/> <text:s text:c="3"/>&lt;cognoms&gt;Rajoy Ortega&lt;/cognoms&gt;</text:p>
            <text:p text:style-name="P5"><text:tab/> <text:s text:c="3"/>&lt;telèfon&gt;666555222&lt;/telèfon&gt;</text:p>
            <text:p text:style-name="P5"><text:tab/>&lt;email&gt;mrajoyreal@gmail.com&lt;/email&gt;</text:p>
            <text:p text:style-name="P5"><text:tab/>&lt;direcció&gt;calle hurto, num 1&lt;/direcció&gt;</text:p>
            <text:p text:style-name="P5"><text:tab/>&lt;codi_postal&gt;98189&lt;/codi_postal&gt;</text:p>
            <text:p text:style-name="P5"><text:tab/>&lt;id_abonament&gt;h5&lt;/id_abonament&gt;</text:p>
            <text:p text:style-name="P5"><text:s text:c="3"/>&lt;/usuari&gt;</text:p>
            <text:p text:style-name="P5"/>
            <text:p text:style-name="P5"><text:s text:c="5"/>&lt;usuari type="row"&gt;</text:p>
            <text:p text:style-name="P5"><text:s text:c="11"/>&lt;id_usuari&gt;afl&lt;/id_usuari&gt;</text:p>
            <text:p text:style-name="P5"><text:s text:c="11"/>&lt;DNI&gt; 53761984A&lt;/DNI&gt;</text:p>
            <text:p text:style-name="P5"><text:tab/>&lt;nom&gt;Andrea&lt;/nom&gt;</text:p>
            <text:p text:style-name="P5"><text:tab/>&lt;cognoms&gt;Fernandez Lopez&lt;/cognoms&gt;</text:p>
            <text:p text:style-name="P5"><text:tab/>&lt;telèfon&gt;649111444&lt;/telèfon&gt;</text:p>
            <text:p text:style-name="P5"><text:soft-page-break/><text:tab/>&lt;email&gt;andfelo3@gmail.com&lt;/email&gt;</text:p>
            <text:p text:style-name="P5"><text:tab/>&lt;direcció&gt;calle flor, num 71, 1º2&lt;/direcció&gt;</text:p>
            <text:p text:style-name="P5"><text:tab/>&lt;codi_postal&gt;98376&lt;/codi_postal&gt;</text:p>
            <text:p text:style-name="P5"><text:tab/>&lt;id_abonament&gt;h1&lt;/id_abonament&gt;</text:p>
            <text:p text:style-name="P5"><text:s text:c="5"/>&lt;/usuari&gt;</text:p>
            <text:p text:style-name="P5"><text:s text:c="5"/>&lt;usuari type="row"&gt;</text:p>
            <text:p text:style-name="P5"><text:s text:c="11"/>&lt;id_usuari&gt;mms&lt;/id_usuari&gt;</text:p>
            <text:p text:style-name="P5"><text:s text:c="11"/>&lt;DNI&gt;65782323M &lt;/DNI&gt;</text:p>
            <text:p text:style-name="P5"><text:tab/>&lt;nom&gt;Maria&lt;/nom&gt;</text:p>
            <text:p text:style-name="P5"><text:tab/>&lt;cognoms&gt;Mesa Sierra&lt;/cognoms&gt;</text:p>
            <text:p text:style-name="P5"><text:tab/>&lt;telèfon&gt;639445511&lt;/telèfon&gt;</text:p>
            <text:p text:style-name="P5"><text:tab/>&lt;email&gt;mariams54@hotmail.com&lt;/email&gt;</text:p>
            <text:p text:style-name="P5"><text:tab/>&lt;direcció&gt;plaza rencor, num 69, 3º4&lt;/direcció&gt;</text:p>
            <text:p text:style-name="P5"><text:tab/>&lt;codi_postal&gt;98631&lt;/codi_postal&gt;</text:p>
            <text:p text:style-name="P5"><text:tab/>&lt;id_abonament&gt;h2&lt;/id_abonament&gt;</text:p>
            <text:p text:style-name="P5"><text:s text:c="5"/>&lt;/usuari&gt;</text:p>
            <text:p text:style-name="P5"><text:s text:c="5"/>&lt;usuari type="row"&gt;</text:p>
            <text:p text:style-name="P5"><text:s text:c="11"/>&lt;id_usuari&gt;mpc8&lt;/id_usuari&gt;</text:p>
            <text:p text:style-name="P5"><text:s text:c="12"/>&lt;DNI&gt;34124526P &lt;/DNI&gt;</text:p>
            <text:p text:style-name="P5"><text:tab/>&lt;nom&gt;Concepción&lt;/nom&gt;</text:p>
            <text:p text:style-name="P5"><text:tab/>&lt;cognoms&gt;Moreno Playa&lt;/cognoms&gt;</text:p>
            <text:p text:style-name="P5"><text:tab/>&lt;telèfon&gt;693366330 &lt;/telèfon&gt;</text:p>
            <text:p text:style-name="P5"><text:tab/>&lt;email&gt;tumorenita19@gmail.com&lt;/email&gt;</text:p>
            <text:p text:style-name="P5"><text:tab/>&lt;direcció&gt;paseo azul, num 89, 4º4&lt;/direcció&gt;</text:p>
            <text:p text:style-name="P5"><text:tab/>&lt;codi_postal&gt;98742&lt;/codi_postal&gt;</text:p>
            <text:p text:style-name="P5"><text:tab/>&lt;id_abonament&gt;h4&lt;/id_abonament&gt;</text:p>
            <text:p text:style-name="P5"><text:s text:c="2"/>&lt;/usuari&gt;</text:p>
            <text:p text:style-name="P5"><text:s/>&lt;/usuaris&gt;</text:p>
            <text:p text:style-name="P5"><text:s/>&lt;abonaments type="table"&gt;</text:p>
            <text:p text:style-name="P5"><text:s text:c="3"/>&lt;abonament type="row"&gt;</text:p>
            <text:p text:style-name="P5"><text:tab/>&lt;id_abonament&gt;A1&lt;/id_abonament&gt;</text:p>
            <text:p text:style-name="P5"><text:tab/>&lt;id_horari&gt;h1&lt;/id_horari&gt;</text:p>
            <text:p text:style-name="P5"><text:tab/>&lt;descripció&gt;Abonament on s’inclouen tots els dies de la setmana amb una franja horària de tarda.&lt;/descripció&gt;</text:p>
            <text:p text:style-name="P5"><text:s text:c="3"/>&lt;/abonament&gt;</text:p>
            <text:p text:style-name="P5"/>
            <text:p text:style-name="P5"><text:s text:c="3"/>&lt;abonament type="row"&gt;</text:p>
            <text:p text:style-name="P5"><text:tab/>&lt;id_abonament&gt;A2&lt;/id_abonament&gt;</text:p>
            <text:p text:style-name="P5"><text:tab/>&lt;id_horari&gt;h2&lt;/id_horari&gt;</text:p>
            <text:p text:style-name="P5"><text:tab/>&lt;descripció&gt;Abonament on s’inclouen tots els dies de la setmana amb una franja horària de tarda.&lt;/descripció&gt;</text:p>
            <text:p text:style-name="P5"><text:s text:c="3"/>&lt;/abonament&gt;</text:p>
            <text:p text:style-name="P5"/>
            <text:p text:style-name="P5"><text:s text:c="3"/>&lt;abonament type="row"&gt;</text:p>
            <text:p text:style-name="P5"><text:tab/>&lt;id_abonament&gt;A3&lt;/id_abonament&gt;</text:p>
            <text:p text:style-name="P5"><text:tab/>&lt;id_horari&gt;h3&lt;/id_horari&gt;</text:p>
            <text:p text:style-name="P5"><text:tab/>&lt;descripció&gt;Abonament on s’inclouen tots els dies de la setmana amb una franja horària de <text:s text:c="2"/>tot el mati i mitja tarda.&lt;/descripció&gt;</text:p>
            <text:p text:style-name="P5"><text:s text:c="3"/>&lt;/abonament&gt;</text:p>
            <text:p text:style-name="P5"/>
            <text:p text:style-name="P5"><text:s text:c="3"/>&lt;abonament type="row"&gt;</text:p>
            <text:p text:style-name="P5"><text:soft-page-break/><text:tab/>&lt;id_abonament&gt;A4&lt;/id_abonament&gt;</text:p>
            <text:p text:style-name="P5"><text:tab/>&lt;id_horari&gt;h4&lt;/id_horari&gt;</text:p>
            <text:p text:style-name="P5"><text:tab/>&lt;descripció&gt;Abonament on s’inclouen tots els dies de la setmana amb una franja horària de <text:s text:c="3"/>mig mati i tota la tarda.&lt;/descripció&gt;</text:p>
            <text:p text:style-name="P5"><text:s text:c="2"/>&lt;/abonament&gt;</text:p>
            <text:p text:style-name="P5"><text:s/></text:p>
            <text:p text:style-name="P5"><text:s text:c="3"/>&lt;abonament type="row"&gt;</text:p>
            <text:p text:style-name="P5"><text:tab/>&lt;id_abonament&gt;A5&lt;/id_abonament&gt;</text:p>
            <text:p text:style-name="P5"><text:tab/>&lt;id_horari&gt;h5&lt;/id_horari&gt;</text:p>
            <text:p text:style-name="P5"><text:tab/>&lt;descripció&gt;Abonament complet on s’inclouen tots els dies de la setmana i tota la franja horària disponible.&lt;/descripció&gt;</text:p>
            <text:p text:style-name="P5"><text:s text:c="2"/><text:tab/>&lt;/abonament&gt;</text:p>
            <text:p text:style-name="P5"><text:s text:c="4"/>&lt;/abonaments&gt;</text:p>
            <text:p text:style-name="P5"><text:s text:c="4"/>&lt;horaris type="table"&gt;</text:p>
            <text:p text:style-name="P5"><text:s text:c="11"/>&lt;horari type="row"&gt;</text:p>
            <text:p text:style-name="P5"><text:tab/> &lt;id_horari&gt;h1&lt;/id_horari&gt;</text:p>
            <text:p text:style-name="P5"><text:tab/> &lt;dies_vàlids&gt;Lun - Vie&lt;/dies_vàlids&gt;</text:p>
            <text:p text:style-name="P5"><text:tab/> &lt;hores_vàlides&gt;7h – 14:30h&lt;/hores_vàlides&gt;</text:p>
            <text:p text:style-name="P5"><text:s text:c="11"/>&lt;/horari&gt;</text:p>
            <text:p text:style-name="P5"><text:s text:c="10"/>&lt;horari type="row"&gt;</text:p>
            <text:p text:style-name="P5"><text:tab/>&lt;id_horari&gt;h2&lt;/id_horari&gt;</text:p>
            <text:p text:style-name="P5"><text:tab/>&lt;dies_vàlids&gt;Lun - Vie&lt;/dies_vàlids&gt;</text:p>
            <text:p text:style-name="P5"><text:tab/>&lt;hores_vàlides&gt;14:30h- 23h&lt;/hores_vàlides&gt;</text:p>
            <text:p text:style-name="P5"><text:s text:c="10"/>&lt;/horari&gt;</text:p>
            <text:p text:style-name="P5"><text:s text:c="10"/>&lt;horari type="row"&gt;</text:p>
            <text:p text:style-name="P5"><text:tab/>&lt;id_horari&gt;h3&lt;/id_horari&gt;</text:p>
            <text:p text:style-name="P5"><text:tab/>&lt;dies_vàlids&gt;Lun - Vie&lt;/dies_vàlids&gt;</text:p>
            <text:p text:style-name="P5"><text:tab/>&lt;hores_vàlides&gt;7h - 18h&lt;/hores_vàlides&gt;</text:p>
            <text:p text:style-name="P5"><text:s text:c="10"/>&lt;/horari&gt;</text:p>
            <text:p text:style-name="P5"><text:s text:c="10"/>&lt;horari type="row"&gt;</text:p>
            <text:p text:style-name="P5"><text:tab/>&lt;id_horari&gt;h4&lt;/id_horari&gt;</text:p>
            <text:p text:style-name="P5"><text:tab/>&lt;dies_vàlids&gt;Lun - Vie&lt;/dies_vàlids&gt;</text:p>
            <text:p text:style-name="P5"><text:tab/>&lt;hores_vàlides&gt;13h - 23h&lt;/hores_vàlides&gt;</text:p>
            <text:p text:style-name="P5"><text:s text:c="10"/>&lt;/horari&gt;</text:p>
            <text:p text:style-name="P5"><text:s text:c="10"/>&lt;horari type="row"&gt;</text:p>
            <text:p text:style-name="P5"><text:tab/>&lt;id_horari&gt;h5&lt;/id_horari&gt;</text:p>
            <text:p text:style-name="P5"><text:tab/>&lt;dies_vàlids&gt;Lun - Vie&lt;/dies_vàlids&gt;</text:p>
            <text:p text:style-name="P5"><text:tab/>&lt;hores_vàlides&gt;7h - 23h&lt;/hores_vàlides&gt;</text:p>
            <text:p text:style-name="P5"><text:s text:c="9"/>&lt;/horari&gt;</text:p>
            <text:p text:style-name="P5"><text:s text:c="7"/>&lt;/horaris&gt;</text:p>
            <text:p text:style-name="P5">&lt;/root&gt;</text:p>
            <text:p text:style-name="P5"/>
            <text:p text:style-name="P27"/>
            <text:p text:style-name="P5"/>
            <text:p text:style-name="P5"/>
          </table:table-cell>
        </table:table-row>
        <table:table-row table:style-name="Taula7.1">
          <table:table-cell table:style-name="Taula7.A2" office:value-type="string">
            <text:p text:style-name="P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6" style:family="table">
      <style:table-properties style:width="15.928cm" fo:margin-left="0.018cm" fo:margin-top="0cm" fo:margin-bottom="0cm" table:align="left" style:writing-mode="lr-tb"/>
    </style:style>
    <style:style style:name="Taula6.A" style:family="table-column">
      <style:table-column-properties style:column-width="1.191cm"/>
    </style:style>
    <style:style style:name="Taula6.B" style:family="table-column">
      <style:table-column-properties style:column-width="5.239cm"/>
    </style:style>
    <style:style style:name="Taula6.C" style:family="table-column">
      <style:table-column-properties style:column-width="9.499cm"/>
    </style:style>
    <style:style style:name="Taula6.1" style:family="table-row">
      <style:table-row-properties fo:keep-together="auto"/>
    </style:style>
    <style:style style:name="Taula6.A1" style:family="table-cell">
      <style:table-cell-properties style:vertical-align="" fo:background-color="transparent" fo:padding="0cm" fo:border="1pt solid #f3f3f3">
        <style:background-image/>
      </style:table-cell-properties>
    </style:style>
    <style:style style:name="MP1" style:family="paragraph" style:parent-style-name="normal">
      <style:paragraph-properties fo:line-height="115%"/>
    </style:style>
    <style:style style:name="MP2" style:family="paragraph" style:parent-style-name="normal">
      <style:paragraph-properties fo:text-align="justify" style:justify-single-word="false" fo:orphans="0" fo:widows="0"/>
    </style:style>
    <style:style style:name="MP3" style:family="paragraph" style:parent-style-name="normal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MP4" style:family="paragraph" style:parent-style-name="normal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normal">
      <style:paragraph-properties fo:line-height="100%" fo:text-align="end" style:justify-single-word="false" fo:orphans="0" fo:widows="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ula6" table:style-name="Taula6">
          <table:table-column table:style-name="Taula6.A"/>
          <table:table-column table:style-name="Taula6.B"/>
          <table:table-column table:style-name="Taula6.C"/>
          <table:table-row table:style-name="Taula6.1">
            <table:table-cell table:style-name="Taula6.A1" office:value-type="string">
              <text:p text:style-name="MP2"><draw:frame draw:style-name="Mfr1" draw:name="image1.png" text:anchor-type="as-char" svg:width="0.991cm" svg:height="1.154cm" draw:z-index="9"><draw:image xlink:href="Pictures/10000000000000D1000000F16CB7654E202A0B4A.png" xlink:type="simple" xlink:show="embed" xlink:actuate="onLoad" draw:mime-type="image/png"/></draw:frame></text:p>
            </table:table-cell>
            <table:table-cell table:style-name="Taula6.A1" office:value-type="string">
              <text:p text:style-name="MP3">Generalitat de Catalunya</text:p>
              <text:p text:style-name="MP3">Departament d’Educació</text:p>
              <text:p text:style-name="MP4">Institut Esteve Terradas i Illa</text:p>
            </table:table-cell>
            <table:table-cell table:style-name="Taula6.A1" office:value-type="string">
              <text:p text:style-name="MP5">CFGM: Desenvolupament d’aplicacions multimèdia</text:p>
              <text:p text:style-name="MP5">MP04 Llenguatge de marques</text:p>
              <text:p text:style-name="MP5">PR1.1 Validació XML</text:p>
            </table:table-cell>
          </table:table-row>
        </table:table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1T21:06:03.591679612</dc:date>
    <meta:editing-duration>PT1H33M29S</meta:editing-duration>
    <meta:editing-cycles>2</meta:editing-cycles>
    <meta:generator>LibreOffice/7.3.7.2$Linux_X86_64 LibreOffice_project/30$Build-2</meta:generator>
    <meta:document-statistic meta:table-count="7" meta:image-count="1" meta:object-count="0" meta:page-count="10" meta:paragraph-count="383" meta:word-count="1086" meta:character-count="11020" meta:non-whitespace-character-count="9089"/>
  </office:meta>
</office:document-meta>
</file>